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text:enable-numbering="true" fo:text-indent="0cm"/>
    </style:style>
    <style:style style:name="P7" style:family="paragraph">
      <style:paragraph-properties fo:margin-left="0cm" fo:margin-right="0cm" fo:text-align="start" text:enable-numbering="true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374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08-09-05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0.159cm" svg:height="8.89cm" svg:x="2.905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3.484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3.484cm" svg:y="7.985cm">
            <text:list text:style-name="L1">
              <text:list-item>
                <text:p text:style-name="P6"><text:span text:style-name="T3"><text:s/></text:span><text:span text:style-name="T3">koji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buildsy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x86 Builder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PPC Builder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cvs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nfs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kojipkgs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app[1-5] (pkgdb)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app[1-5] (bodhi)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releng[1-2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signing server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compose[x86,ppc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b[2,3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8.564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8.564cm" svg:y="7.985cm">
            <text:list text:style-name="L1">
              <text:list-item>
                <text:p text:style-name="P6"><text:span text:style-name="T3"><text:s/></text:span><text:span text:style-name="T3">dl.f.rh.c TPA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l.f.rh.c PHX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l.f.rh.c RDU (I2)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app[1-6] (mirrorman)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ier 1 Mirror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ier 2 Mirror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orrent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spins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Secondary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b2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5.60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5.605cm" svg:y="7.985cm">
            <text:list text:style-name="L1">
              <text:list-item>
                <text:p text:style-name="P6"><text:span text:style-name="T3"><text:s/></text:span><text:span text:style-name="T3">fas[12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app[1-6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proxy[1-5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ns1, j2solution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bastion (vpn, mail)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backup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noc[1-2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puppet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hosted[1-2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b[1,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0.05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0.05cm" svg:y="16.78cm">
            <text:list text:style-name="L1">
              <text:list-item>
                <text:p text:style-name="P6"><text:span text:style-name="T3"><text:s/></text:span><text:span text:style-name="T3">people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planet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asterisk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collab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4.17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4.17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proxy1.stg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b1.stg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0.05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0.05cm" svg:y="7.985cm">
            <text:list text:style-name="L1">
              <text:list-item>
                <text:p text:style-name="P6"><text:span text:style-name="T3"><text:s/></text:span><text:span text:style-name="T3">xen[1-15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ummy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serverbeach[1-5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elia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b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est[1-9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8-09-05T16:54:54</meta:creation-date>
    <dc:creator>Mike McGrath</dc:creator>
    <dc:date>2008-09-12T10:11:44</dc:date>
    <meta:editing-cycles>27</meta:editing-cycles>
    <meta:editing-duration>PT11H21M5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change freeze document" VL:creator="Mike McGrath" dc:date-time="2008-09-12T10:11:45"/>
</VL:version-list>
</file>